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4pt" officeooo:rsid="001ca065" officeooo:paragraph-rsid="001ca06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officeooo:rsid="001e02f8" officeooo:paragraph-rsid="001e02f8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– Exposição Vampire the Masquerade Bloodlines</text:p>
      <text:p text:style-name="P1"/>
      <text:p text:style-name="P2">Esta pagina tem como objetivo desenvolver um site de divulgação moderno para o jogo Vampire the masquerade bloodlines lançado em 2004, reviver um jogo antigo, e desenvolver estratégias modernas para divulgaçã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20:21:46.379919981</meta:creation-date>
    <dc:date>2022-07-13T20:29:16.417142791</dc:date>
    <meta:editing-duration>PT7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7" meta:character-count="263" meta:non-whitespace-character-count="227"/>
  </office:meta>
</office:document-meta>
</file>